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25eb8" officeooo:paragraph-rsid="00025eb8" style:font-size-asian="15.75pt" style:font-weight-asian="bold" style:font-size-complex="18pt" style:font-weight-complex="bold"/>
    </style:style>
    <style:style style:name="P2" style:family="paragraph" style:parent-style-name="Standard" style:master-page-name="">
      <loext:graphic-properties draw:fill="none"/>
      <style:paragraph-properties fo:margin-left="-1cm" fo:margin-right="0cm" fo:text-indent="0cm" style:auto-text-indent="false" style:page-number="auto" fo:background-color="transparent"/>
      <style:text-properties fo:font-size="18pt" fo:font-weight="normal" officeooo:rsid="00025eb8" officeooo:paragraph-rsid="00025eb8" style:font-size-asian="15.75pt" style:font-weight-asian="normal" style:font-size-complex="18pt" style:font-weight-complex="normal"/>
    </style:style>
    <style:style style:name="P3" style:family="paragraph" style:parent-style-name="Standard">
      <loext:graphic-properties draw:fill="none"/>
      <style:paragraph-properties fo:margin-left="-1cm" fo:margin-right="0cm" fo:text-indent="0cm" style:auto-text-indent="false" fo:background-color="transparent"/>
      <style:text-properties fo:font-size="18pt" fo:font-weight="normal" officeooo:rsid="00025eb8" officeooo:paragraph-rsid="00025eb8" style:font-size-asian="15.75pt" style:font-weight-asian="normal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4"/>SQL-ASSIGNMENT – 03</text:p>
      <text:p text:style-name="P1"/>
      <text:p text:style-name="P2">1. Does <text:s/>ANSI recognise the data type Date ?</text:p>
      <text:p text:style-name="P3"/>
      <text:p text:style-name="P3">Ans. <text:s/>NO</text:p>
      <text:p text:style-name="P3"/>
      <text:p text:style-name="P3">2. <text:s/>which subdivision of sql is used to insert values in tables ?</text:p>
      <text:p text:style-name="P3"/>
      <text:p text:style-name="P3">Ans. <text:s/>D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40:30.122493664</meta:creation-date>
    <dc:date>2023-09-13T23:43:40.108457183</dc:date>
    <meta:editing-duration>PT3M10S</meta:editing-duration>
    <meta:editing-cycles>1</meta:editing-cycles>
    <meta:document-statistic meta:table-count="0" meta:image-count="0" meta:object-count="0" meta:page-count="1" meta:paragraph-count="5" meta:word-count="28" meta:character-count="169" meta:non-whitespace-character-count="117"/>
    <meta:generator>LibreOffice/7.3.5.2$Linux_X86_64 LibreOffice_project/30$Build-2</meta:generator>
  </office:meta>
</office:document-meta>
</file>